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22pt" officeooo:rsid="0006d272" officeooo:paragraph-rsid="0006d272" fo:background-color="#ffff00" style:font-size-asian="22pt" style:font-size-complex="22pt"/>
    </style:style>
    <style:style style:name="P2" style:family="paragraph" style:parent-style-name="Standard">
      <style:text-properties fo:color="#800000" fo:font-size="22pt" officeooo:rsid="0008800c" officeooo:paragraph-rsid="0008800c" fo:background-color="#ffff00" style:font-size-asian="22pt" style:font-size-complex="22pt"/>
    </style:style>
    <style:style style:name="P3" style:family="paragraph" style:parent-style-name="Standard">
      <style:text-properties fo:color="#800000" fo:font-size="22pt" officeooo:rsid="000a13bd" officeooo:paragraph-rsid="000a13bd" fo:background-color="#ffff00" style:font-size-asian="22pt" style:font-size-complex="22pt"/>
    </style:style>
    <style:style style:name="P4" style:family="paragraph" style:parent-style-name="Standard">
      <style:text-properties fo:color="#800000" fo:font-size="22pt" officeooo:rsid="000c29dd" officeooo:paragraph-rsid="000c29dd" fo:background-color="#ffff00" style:font-size-asian="22pt" style:font-size-complex="22pt"/>
    </style:style>
    <style:style style:name="P5" style:family="paragraph" style:parent-style-name="Standard">
      <style:text-properties fo:color="#800000" fo:font-size="22pt" officeooo:rsid="000c29dd" officeooo:paragraph-rsid="001061ab" fo:background-color="#ffff00" style:font-size-asian="22pt" style:font-size-complex="22pt"/>
    </style:style>
    <style:style style:name="P6" style:family="paragraph" style:parent-style-name="Standard">
      <style:text-properties fo:color="#800000" fo:font-size="22pt" officeooo:rsid="001061ab" officeooo:paragraph-rsid="001061ab" fo:background-color="#ffff00" style:font-size-asian="22pt" style:font-size-complex="22pt"/>
    </style:style>
    <style:style style:name="P7" style:family="paragraph" style:parent-style-name="Standard">
      <style:text-properties fo:color="#800000" fo:font-size="22pt" officeooo:rsid="001241ce" officeooo:paragraph-rsid="001241ce" fo:background-color="#ffff00" style:font-size-asian="22pt" style:font-size-complex="22pt"/>
    </style:style>
    <style:style style:name="P8" style:family="paragraph" style:parent-style-name="Standard">
      <style:text-properties fo:color="#800000" fo:font-size="22pt" officeooo:rsid="001241ce" officeooo:paragraph-rsid="001061ab" fo:background-color="#ffff00" style:font-size-asian="22pt" style:font-size-complex="22pt"/>
    </style:style>
    <style:style style:name="P9" style:family="paragraph" style:parent-style-name="Standard">
      <style:text-properties fo:color="#800000" fo:font-size="22pt" officeooo:rsid="0013c890" officeooo:paragraph-rsid="0013c890" fo:background-color="#ffff00" style:font-size-asian="22pt" style:font-size-complex="22pt"/>
    </style:style>
    <style:style style:name="T1" style:family="text">
      <style:text-properties officeooo:rsid="0013c8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UI tutorial</text:p>
      <text:p text:style-name="P1"/>
      <text:p text:style-name="P1"/>
      <text:p text:style-name="P1">* Mô hình MVC</text:p>
      <text:p text:style-name="P1"/>
      <text:p text:style-name="P1">- M(model): là nơi chứa dữ liệu</text:p>
      <text:p text:style-name="P1">- V(view): là nơi chứa giao diện tương tác vs người dùng</text:p>
      <text:p text:style-name="P1">- C(controller): là nơi chứa code lập trình logic </text:p>
      <text:p text:style-name="P1"/>
      <text:p text:style-name="P1"/>
      <text:p text:style-name="P2">Gợi ý các hàm trong controller:</text:p>
      <text:p text:style-name="P2"/>
      <text:p text:style-name="P2">eg:</text:p>
      <text:p text:style-name="P2">class TopiecManager{</text:p>
      <text:p text:style-name="P2">- mtopiclist</text:p>
      <text:p text:style-name="P2">- mvocabularylist</text:p>
      <text:p text:style-name="P2">//các hàm cần thiết</text:p>
      <text:p text:style-name="P2">+load()</text:p>
      <text:p text:style-name="P2">+gettopiclist()</text:p>
      <text:p text:style-name="P2">+getvocabularylist()</text:p>
      <text:p text:style-name="P2">}</text:p>
      <text:p text:style-name="P2"/>
      <text:p text:style-name="P3">I- Thiết kế UI</text:p>
      <text:p text:style-name="P3"/>
      <text:p text:style-name="P4">BẮT SỰ KIỆN:</text:p>
      <text:p text:style-name="P4"><text:tab/></text:p>
      <text:p text:style-name="P4"><text:tab/>Cách 1:</text:p>
      <text:p text:style-name="P4"><text:soft-page-break/><text:tab/><text:tab/>gọi 1 fuc từ xml</text:p>
      <text:p text:style-name="P4"><text:tab/><text:tab/>public void nameFunc(view v){}</text:p>
      <text:p text:style-name="P4"/>
      <text:p text:style-name="P6">Các thành phần trong android:</text:p>
      <text:p text:style-name="P7">kích hoạt và hoạt động Intent</text:p>
      <text:p text:style-name="P7"/>
      <text:p text:style-name="P6">1. activity</text:p>
      <text:p text:style-name="P6">2. serivce</text:p>
      <text:p text:style-name="P6">3. broadcard</text:p>
      <text:p text:style-name="P7">content reciver</text:p>
      <text:p text:style-name="P6">4. content provider</text:p>
      <text:p text:style-name="P6"/>
      <text:p text:style-name="P8"/>
      <text:p text:style-name="P9"/>
      <text:p text:style-name="P6"/>
      <text:p text:style-name="P5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3:44:33.767204424</meta:creation-date>
    <dc:date>2018-09-25T21:17:15.333185065</dc:date>
    <meta:editing-duration>PT20M2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95" meta:character-count="518" meta:non-whitespace-character-count="443"/>
  </office:meta>
</office:document-meta>
</file>